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text-properties style:font-name="Courier New" fo:font-size="10pt" style:font-size-asian="10pt" style:font-size-complex="10pt"/>
    </style:style>
    <style:style style:name="P6" style:family="paragraph" style:parent-style-name="Standard" style:list-style-name="L1">
      <style:text-properties style:font-name="Arial" fo:font-size="10pt" style:font-size-asian="10pt" style:font-size-complex="10pt"/>
    </style:style>
    <style:style style:name="P7" style:family="paragraph" style:parent-style-name="Standard" style:list-style-name="L2">
      <style:text-properties style:font-name="Arial" fo:font-size="10pt" style:font-size-asian="10pt" style:font-size-complex="10pt"/>
    </style:style>
    <style:style style:name="P8" style:family="paragraph" style:parent-style-name="Standard" style:list-style-name="L4">
      <style:text-properties style:font-name="Arial" fo:font-size="10pt" style:font-size-asian="10pt" style:font-size-complex="10pt"/>
    </style:style>
    <style:style style:name="P9" style:family="paragraph" style:parent-style-name="Standard" style:list-style-name="L3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P11" style:family="paragraph" style:parent-style-name="Standard">
      <style:text-properties style:font-name="Courier New" fo:font-size="10pt" style:font-size-asian="10pt" style:font-size-complex="10pt"/>
    </style:style>
    <style:style style:name="P12" style:family="paragraph" style:parent-style-name="Standard" style:list-style-name="L5">
      <style:text-properties style:font-name="Courier New" fo:font-size="10pt" style:font-size-asian="10pt" style:font-size-complex="10pt"/>
    </style:style>
    <style:style style:name="P13" style:family="paragraph" style:parent-style-name="Standard" style:list-style-name="L6"/>
    <style:style style:name="P14" style:family="paragraph" style:parent-style-name="Standard" style:list-style-name="L3">
      <style:text-properties style:font-name="Courier New" fo:font-weight="normal" style:font-weight-asian="normal" style:font-weight-complex="normal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style:font-size-asian="7pt" style:font-size-complex="8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normal" style:font-weight-asian="normal" style:font-weight-complex="normal"/>
    </style:style>
    <style:style style:name="T6" style:family="text">
      <style:text-properties style:font-name="Courier New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ise 5</text:p>
      <text:p text:style-name="P3">Domain Name System(BIND) Configuration</text:p>
      <text:p text:style-name="P1"/>
      <text:p text:style-name="P1"/>
      <text:p text:style-name="P2">Objectives</text:p>
      <text:list xml:id="list396479732" text:style-name="L1">
        <text:list-item>
          <text:p text:style-name="P6">An Ubuntu box connected to an Ethernet LAN</text:p>
        </text:list-item>
        <text:list-item>
          <text:p text:style-name="P6">Internet connection</text:p>
        </text:list-item>
        <text:list-item>
          <text:p text:style-name="P6">Basic linux skills (command line, text editing with vi , man)</text:p>
        </text:list-item>
      </text:list>
      <text:p text:style-name="P1"/>
      <text:p text:style-name="P2">Discussion (delivered by instructor)</text:p>
      <text:list xml:id="list1140582732" text:style-name="L2">
        <text:list-item>
          <text:p text:style-name="P7">How the Domain Name System works</text:p>
        </text:list-item>
        <text:list-item>
          <text:p text:style-name="P7">BIND version 9</text:p>
        </text:list-item>
      </text:list>
      <text:p text:style-name="P1"/>
      <text:p text:style-name="P2">Activities</text:p>
      <text:p text:style-name="P1"/>
      <text:list xml:id="list1110101646" text:style-name="L3">
        <text:list-item>
          <text:p text:style-name="P9">Prepare your linux box for the exercise.</text:p>
        </text:list-item>
      </text:list>
      <text:p text:style-name="P1"><text:tab/></text:p>
      <text:p text:style-name="P1"><text:tab/><text:span text:style-name="T4">$sudo -s</text:span></text:p>
      <text:p text:style-name="P5"><text:tab/>#apt-get install bind9</text:p>
      <text:p text:style-name="P5"><text:tab/>#cd /etc/bind</text:p>
      <text:p text:style-name="P5"><text:tab/>#ls</text:p>
      <text:p text:style-name="P1"/>
      <text:list xml:id="list71631989" text:continue-numbering="true" text:style-name="L3">
        <text:list-item>
          <text:p text:style-name="P9">Configure the active interface with a static IP address using <text:span text:style-name="T5">ifconfig.</text:span> The IP address will be assigned by your instructor. <text:s/>Recall your exercise on linux TCP/IP configuration.</text:p>
          <text:p text:style-name="P9"/>
        </text:list-item>
        <text:list-item>
          <text:p text:style-name="P9">Fill-in the following information. Modify <text:span text:style-name="T5">/etc/bind/named.conf.local</text:span> appropriately.</text:p>
        </text:list-item>
      </text:list>
      <text:p text:style-name="P1"><text:tab/></text:p>
      <text:list xml:id="list1258845494" text:style-name="L4">
        <text:list-item>
          <text:list>
            <text:list-item>
              <text:list>
                <text:list-item>
                  <text:p text:style-name="P8">Domain name (your choice): _____________________________</text:p>
                </text:list-item>
                <text:list-item>
                  <text:p text:style-name="P8">Filename of your forward zone file: _______________________</text:p>
                </text:list-item>
                <text:list-item>
                  <text:p text:style-name="P8">Filename of your reverse zone file: ________________________</text:p>
                </text:list-item>
              </text:list>
            </text:list-item>
          </text:list>
        </text:list-item>
      </text:list>
      <text:p text:style-name="P1"/>
      <text:list xml:id="list760601378" text:continue-list="list71631989" text:style-name="L3">
        <text:list-item>
          <text:p text:style-name="P9">Create the appropriate zone files based on your answers in Activity 2.</text:p>
        </text:list-item>
      </text:list>
      <text:p text:style-name="P1"/>
      <text:p text:style-name="P1"><text:tab/>Choose five(5) classmates and obtain their IP addresses. Create the appropriate entries in the <text:tab/>forward and reverse zone files.</text:p>
      <text:p text:style-name="P1"/>
      <text:p text:style-name="P1"><text:tab/>Classmate<text:tab/><text:tab/><text:tab/>IP Address<text:tab/><text:tab/><text:tab/>Host name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/>
      <text:list xml:id="list186069374" text:continue-numbering="true" text:style-name="L3">
        <text:list-item>
          <text:p text:style-name="P9">Check the configuration files if there are no problems.</text:p>
        </text:list-item>
      </text:list>
      <text:p text:style-name="P1"><text:tab/>Read the man pages for <text:span text:style-name="T4">named-checkconf</text:span> and <text:span text:style-name="T4">named-checkzone</text:span>.</text:p>
      <text:p text:style-name="P1"/>
      <text:p text:style-name="P1"><text:tab/>What is the result after using <text:span text:style-name="T4">named-checkconf</text:span> with correct parameters?</text:p>
      <text:p text:style-name="P1"><text:tab/>___________________________________________________________</text:p>
      <text:p text:style-name="P1"/>
      <text:p text:style-name="P1"><text:tab/>What is the result after using <text:span text:style-name="T4">named-checkzone</text:span> with correct parameters?</text:p>
      <text:p text:style-name="P1"><text:tab/>___________________________________________________________</text:p>
      <text:p text:style-name="P1"/>
      <text:p text:style-name="P1"/>
      <text:list xml:id="list281207348" text:continue-numbering="true" text:style-name="L3">
        <text:list-item>
          <text:p text:style-name="P9">Start the server by running <text:span text:style-name="T5">/etc/init.d/bind9 restart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2061214809" text:continue-numbering="true" text:style-name="L3">
        <text:list-item>
          <text:p text:style-name="P9"><text:soft-page-break/>Specify the DNS server/s to use by the resolver.</text:p>
        </text:list-item>
      </text:list>
      <text:p text:style-name="P1"><text:tab/>Do this by editing <text:span text:style-name="T4">/etc/resolv.conf</text:span> and adding the IP addresses of the DNS servers. Read the <text:tab/>man page for <text:span text:style-name="T4">resolv.conf</text:span></text:p>
      <text:p text:style-name="P1"/>
      <text:list xml:id="list125187985" text:continue-numbering="true" text:style-name="L3">
        <text:list-item>
          <text:p text:style-name="P9">Test the DNS servers using the <text:span text:style-name="T5">dig</text:span> command.</text:p>
        </text:list-item>
      </text:list>
      <text:p text:style-name="P1"><text:tab/>Read the man page for the <text:span text:style-name="T4">dig</text:span> command. Use <text:span text:style-name="T4">dig</text:span> to query for the host names you specified in <text:tab/>Activity 3. Test also the DNS servers configured by others by adding their IP addresses in your <text:tab/><text:span text:style-name="T4">resolv.conf</text:span></text:p>
      <text:p text:style-name="P1"/>
      <text:p text:style-name="P1"><text:tab/>Observations:</text:p>
      <text:p text:style-name="P1"><text:tab/>_____________________________________________________________________</text:p>
      <text:p text:style-name="P1"><text:tab/>_____________________________________________________________________</text:p>
      <text:p text:style-name="P1"><text:tab/>_____________________________________________________________________</text:p>
      <text:p text:style-name="P1"><text:tab/></text:p>
      <text:p text:style-name="P1"/>
      <text:list xml:id="list889637860" text:continue-numbering="true" text:style-name="L3">
        <text:list-item>
          <text:p text:style-name="P9">Test the resolution process using the <text:span text:style-name="T5">ping</text:span> command</text:p>
        </text:list-item>
      </text:list>
      <text:p text:style-name="P1"><text:tab/>Did the hosts in Activity 3 replied when “pinged” <text:s/>using their host names instead of their IP <text:tab/>addresses?__________________</text:p>
      <text:p text:style-name="P1"/>
      <text:list xml:id="list1781541480" text:continue-numbering="true" text:style-name="L3">
        <text:list-item>
          <text:p text:style-name="P9">Cleanup</text:p>
          <text:p text:style-name="P9"/>
          <text:list>
            <text:list-item>
              <text:p text:style-name="P10"><text:span text:style-name="T3">Remove the entries you added in the </text:span><text:span text:style-name="T6">/etc/bind/named.conf.local</text:span><text:span text:style-name="T3"> using </text:span><text:span text:style-name="T6">vi</text:span></text:p>
            </text:list-item>
            <text:list-item>
              <text:p text:style-name="P10"><text:span text:style-name="T3">Remove the forward zone file you created using </text:span><text:span text:style-name="T6">rm &lt;forward zone file&gt;</text:span></text:p>
            </text:list-item>
            <text:list-item>
              <text:p text:style-name="P10"><text:span text:style-name="T3">Remove the reverse zone file you created using </text:span><text:span text:style-name="T6">rm &lt;reverse zone file&gt;</text:span></text:p>
            </text:list-item>
            <text:list-item>
              <text:p text:style-name="P10"><text:span text:style-name="T3">Remove the entries you added in </text:span><text:span text:style-name="T6">/etc/resolv.conf </text:span><text:span text:style-name="T3">using vi</text:span></text:p>
            </text:list-item>
            <text:list-item>
              <text:p text:style-name="P14"><text:span text:style-name="T7">#history -c</text:span></text:p>
              <text:p text:style-name="P10"><text:span text:style-name="T3"/></text:p>
            </text:list-item>
          </text:list>
        </text:list-item>
      </text:list>
      <text:p text:style-name="P2"/>
      <text:list xml:id="list1998150708" text:continue-numbering="true" text:style-name="L3">
        <text:list-item>
          <text:p text:style-name="P9">Reflection</text:p>
        </text:list-item>
      </text:list>
      <text:p text:style-name="P1"><text:tab/>Write a short reflection on your activity today.</text:p>
      <text:p text:style-name="P1"/>
      <text:p text:style-name="P2">Command list</text:p>
      <text:list xml:id="list541691873" text:style-name="L5">
        <text:list-item>
          <text:p text:style-name="P12">vi, named, bind9, named-checkconf, named-checkzone, dig, ping</text:p>
        </text:list-item>
      </text:list>
      <text:p text:style-name="P1"/>
      <text:p text:style-name="P2">References</text:p>
      <text:list xml:id="list1243228933" text:style-name="L6">
        <text:list-item>
          <text:p text:style-name="P13">http://www.howtoforge.com/traditional_dns_howto</text:p>
        </text:list-item>
        <text:list-item>
          <text:p text:style-name="P13">http://www.bind9.net</text:p>
        </text:list-item>
        <text:list-item>
          <text:p text:style-name="P13">http://www.bind9.net/manual/bind/9.2.5/Bv9ARM.html</text:p>
        </text:list-item>
        <text:list-item>
          <text:p text:style-name="P13">http://www.ietf.org/rfc/rfc1034.txt</text:p>
        </text:list-item>
        <text:list-item>
          <text:p text:style-name="P13">http://www.ietf.org/rfc/rfc1035.txt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Sample configuration files</text:p>
      <text:p text:style-name="P1"/>
      <text:p text:style-name="P4">named.conf.local</text:p>
      <text:p text:style-name="P1"/>
      <text:p text:style-name="P5">zone “sinobatalaga.com” IN {</text:p>
      <text:p text:style-name="P5"><text:tab/>type master;</text:p>
      <text:p text:style-name="P5"><text:tab/>file “/etc/bind/db.sinobatalaga.com”;</text:p>
      <text:p text:style-name="P5"><text:tab/>allow-update {none; };</text:p>
      <text:p text:style-name="P5">};</text:p>
      <text:p text:style-name="P5"/>
      <text:p text:style-name="P5">zone <text:s/>“1.168.192.in-addr.arpa” IN {</text:p>
      <text:p text:style-name="P5"><text:tab/>type master;</text:p>
      <text:p text:style-name="P5"><text:tab/>file “/etc/bind/db.192.168.1”;</text:p>
      <text:p text:style-name="P5"><text:tab/>allow-update {none};</text:p>
      <text:p text:style-name="P5">};</text:p>
      <text:p text:style-name="P1"/>
      <text:p text:style-name="P4">db.sinobatalaga.com</text:p>
      <text:p text:style-name="P4"/>
      <text:p text:style-name="P5">$TTL 86400</text:p>
      <text:p text:style-name="P5">@ IN SOA aida.sinobatalaga.com. si.aida.sinobatalaga.com. (</text:p>
      <text:p text:style-name="P5"><text:tab/>2003081300<text:tab/>; serial</text:p>
      <text:p text:style-name="P5"><text:tab/>3H<text:tab/>; refresh</text:p>
      <text:p text:style-name="P5"><text:tab/>15M<text:tab/>; retry</text:p>
      <text:p text:style-name="P5"><text:tab/>1W<text:tab/>; expiry</text:p>
      <text:p text:style-name="P5"><text:tab/>1D<text:tab/>; minimum</text:p>
      <text:p text:style-name="P5"><text:tab/>);</text:p>
      <text:p text:style-name="P5">sinobatalaga.com. IN NS aida.sinobatalaga.com.</text:p>
      <text:p text:style-name="P5">aida.sinobatalaga.com IN A 192.168.1.1</text:p>
      <text:p text:style-name="P5">;other A records follow</text:p>
      <text:p text:style-name="P1"/>
      <text:p text:style-name="P1"/>
      <text:p text:style-name="P4">db.192.168.1</text:p>
      <text:p text:style-name="P5"/>
      <text:p text:style-name="P5">$TTL 86400</text:p>
      <text:p text:style-name="P5">@ IN SOA aida.sinobatalaga.com. si.aida.sinobatalaga.com. (</text:p>
      <text:p text:style-name="P5"><text:tab/>2003081300<text:tab/>; serial</text:p>
      <text:p text:style-name="P5"><text:tab/>3H<text:tab/>; refresh</text:p>
      <text:p text:style-name="P5"><text:tab/>15M<text:tab/>; retry</text:p>
      <text:p text:style-name="P5"><text:tab/>1W<text:tab/>; expiry</text:p>
      <text:p text:style-name="P5"><text:tab/>1D<text:tab/>; minimum</text:p>
      <text:p text:style-name="P5"><text:tab/>);</text:p>
      <text:p text:style-name="P5">sinobatalaga.com. IN NS aida.sinobatalaga.com.</text:p>
      <text:p text:style-name="P5">1<text:tab/><text:tab/>IN PTR aida.sinobatalaga.com</text:p>
      <text:p text:style-name="P5">;other PTR records follow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style:font-size-asian="7pt" style:font-size-complex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CMSC 137 2009 jachermocilla@gmail.com</text:span><text:span text:style-name="MT2"><text:tab/><text:tab/>Institute of Computer Science, UPLB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Anthony C Hermocilla</meta:initial-creator>
    <meta:creation-date>2009-07-22T11:40:09</meta:creation-date>
    <dc:date>2009-07-30T12:11:41</dc:date>
    <dc:creator>Joseph Anthony C Hermocilla</dc:creator>
    <meta:editing-duration>PT03H12M00S</meta:editing-duration>
    <meta:editing-cycles>59</meta:editing-cycles>
    <meta:generator>OpenOffice.org/3.0$Linux OpenOffice.org_project/300m15$Build-9379</meta:generator>
    <meta:printed-by>Joseph Anthony C Hermocilla</meta:printed-by>
    <meta:print-date>2009-07-22T12:24:46</meta:print-date>
    <meta:document-statistic meta:table-count="0" meta:image-count="0" meta:object-count="0" meta:page-count="3" meta:paragraph-count="101" meta:word-count="526" meta:character-count="3995"/>
    <meta:user-defined meta:name="Info 1"/>
    <meta:user-defined meta:name="Info 2"/>
    <meta:user-defined meta:name="Info 3"/>
    <meta:user-defined meta:name="Info 4"/>
  </office:meta>
</office:document-meta>
</file>